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First_20_line_20_indent" style:list-style-name="L7">
      <style:paragraph-properties fo:margin-left="0cm" fo:margin-right="0cm" fo:text-indent="0cm" style:auto-text-indent="false"/>
      <style:text-properties fo:language="ru" fo:country="RU"/>
    </style:style>
    <style:style style:name="P68" style:family="paragraph" style:parent-style-name="Heading_20_1">
      <style:paragraph-properties fo:margin-left="0cm" fo:margin-right="0cm" fo:text-align="center" style:justify-single-word="false" fo:text-indent="0.499cm" style:auto-text-indent="false"/>
    </style:style>
    <style:style style:name="P69" style:family="paragraph" style:parent-style-name="Heading_20_2">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0"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86824456142882328"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7656767235968090989"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1254266351160566355"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text:span><text:span text:style-name="T3">и слабости</text:span><text:span text:style-name="T3">,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text:soft-page-break/>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8">Jack of Hearts</text:span><text:span text:style-name="T18"><text:note text:id="ftn0" text:note-class="footnote"><text:note-citation>6</text:note-citation><text:note-body><text:p text:style-name="Footnote"><text:bookmark text:name="result_box1"/><text:span text:style-name="T18">Jack of Hearts</text:span> <text:span text:style-name="T1">– Червовый валет (фр.)</text:span></text:p></text:note-body></text:note></text:span><text:span text:style-name="T1">. А то он изойдёт на прах ещё до возвращения в Кантерлот! Не то, чтобы меня интересовала его судьба, но я не люблю, когда такое количество магических усилий пропадает впустую. – голос Дискорда удалялся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1"><text:span text:style-name="T1">Я разогнулся и выпустил шею Селестии. Она перевела <text:s/>взгляд на меня. Потом — на своё копыто, краешек которого оказался запачкан. </text:span></text:p>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text:soft-page-break/>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text:soft-page-break/>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text:soft-page-break/>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684182044812947765" text:style-name="L4">
        <text:list-item>
          <text:p text:style-name="P7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text:soft-page-break/>“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oft-page-break/><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text:soft-page-break/>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text:soft-page-break/>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text:soft-page-break/>&lt;<text:span text:style-name="T8">Мощная статура, </text:span><text:span text:style-name="T8">множество коротких</text:span><text:span text:style-name="T8">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text:soft-page-break/>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oft-page-break/><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oft-page-break/><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text:soft-page-break/>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text:soft-page-break/>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oft-page-break/><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oft-page-break/><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text:span><text:span text:style-name="T8">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text:soft-page-break/>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text:soft-page-break/>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text:soft-page-break/>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text:soft-page-break/>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text:soft-page-break/>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text:soft-page-break/>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oft-page-break/><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oft-page-break/><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text:soft-page-break/>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oft-page-break/><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oft-page-break/><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oft-page-break/><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oft-page-break/><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text:soft-page-break/>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text:soft-page-break/>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soft-page-break/>***</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text:soft-page-break/>“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text:span><text:soft-page-break/><text:span text:style-name="T8">(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text:soft-page-break/>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text:soft-page-break/>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text:soft-page-break/></text:p>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oft-page-break/><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text:soft-page-break/></text:p>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oft-page-break/><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text:soft-page-break/>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oft-page-break/><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text:span><text:soft-page-break/><text:span text:style-name="T8">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oft-page-break/>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text:soft-page-break/>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text:soft-page-break/>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text:soft-page-break/>–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text:soft-page-break/>–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text:soft-page-break/>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text:soft-page-break/>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text:soft-page-break/>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7535153808851302593"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0559352"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62831"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text:soft-page-break/>занудное мероприятие.</text:p>
      <text:list xml:id="list20568088"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9"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9"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oft-page-break/><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4830901077480132652"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text:span><text:soft-page-break/><text:span text:style-name="T1">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6075494813001392635" text:style-name="L7">
        <text:list-header>
          <text:p text:style-name="P6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soft-page-break/>…</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text:soft-page-break/>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text:soft-page-break/>–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text:soft-page-break/>–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text:soft-page-break/>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text:soft-page-break/>–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text:soft-page-break/>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text:soft-page-break/>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text:soft-page-break/>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pan text:style-name="T6">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text:soft-page-break/>–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oft-page-break/><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text:soft-page-break/>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text:soft-page-break/>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3847718713680944417" text:style-name="L8">
        <text:list-header>
          <text:p text:style-name="P79">(<text:span text:style-name="T11">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oft-page-break/><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text:soft-page-break/></text:p>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3T00:40:51.02</dc:date>
    <meta:editing-duration>P32DT12H27M5S</meta:editing-duration>
    <meta:editing-cycles>660</meta:editing-cycles>
    <meta:generator>OpenOffice/4.1.1$Win32 OpenOffice.org_project/411m6$Build-9775</meta:generator>
    <dc:creator>макс </dc:creator>
    <meta:document-statistic meta:table-count="0" meta:image-count="0" meta:object-count="0" meta:page-count="101" meta:paragraph-count="1992" meta:word-count="44776" meta:character-count="284856"/>
  </office:meta>
</office:document-meta>
</file>